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left="0.953cm" fo:margin-right="0cm" fo:text-indent="-0.979cm" style:auto-text-indent="false">
        <style:tab-stops>
          <style:tab-stop style:position="-0.026cm"/>
        </style:tab-stops>
      </style:paragraph-properties>
      <style:text-properties style:font-name="Times New Roman" fo:font-size="13pt" officeooo:paragraph-rsid="0013e87b" style:font-size-asian="13pt" style:font-size-complex="13pt"/>
    </style:style>
    <style:style style:name="P2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4.426cm"/>
        </style:tab-stops>
      </style:paragraph-properties>
      <style:text-properties style:font-name="Times New Roman" fo:font-size="12pt" officeooo:paragraph-rsid="0013e87b" style:font-size-asian="12pt" style:font-size-complex="12pt"/>
    </style:style>
    <style:style style:name="T1" style:family="text">
      <style:text-properties style:font-name-asian="Helvetica"/>
    </style:style>
    <style:style style:name="T2" style:family="text">
      <style:text-properties fo:font-style="italic" style:font-name-asian="Helvetica" style:font-style-asian="italic"/>
    </style:style>
    <style:style style:name="T3" style:family="text">
      <style:text-properties fo:font-style="normal" style:font-name-asian="Helvetica" style:font-style-asian="normal" style:font-style-complex="normal"/>
    </style:style>
    <style:style style:name="T4" style:family="text">
      <style:text-properties fo:color="#0000ff" style:text-underline-style="solid" style:text-underline-width="auto" style:text-underline-color="font-color" style:font-name-asian="Helvetica"/>
    </style:style>
    <style:style style:name="T5" style:family="text">
      <style:text-properties style:use-window-font-color="true" style:text-underline-style="none" style:font-name-asian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1.5.<text:tab/>Como funciona a navegação pelos Menus sob a visão de processos de atualização</text:h>
      <text:p text:style-name="P2">Conforme visto no item anterior, o SAPL é um sistema baseado em Menus, que trabalha com vários módulos integrados. </text:p>
      <text:p text:style-name="P2">Estes módulos, de modo geral, estão estruturados de forma que o usuário possa, por meio de uma pesquisa básica, localizar os registros que deseja consultar e efetuar as atualizações. O sistema foi desenhado para facilitar a navegação entre suas funções e as ações de consultas e de atualização.</text:p>
      <text:p text:style-name="P2"><text:span text:style-name="T1">Existem módulos que tratam grupos de informações de uma determinada Entidade. Para isso, faz uso de formulários contendo várias abas. Por exemplo: O Módulo “</text:span><text:span text:style-name="T2">Parlamentar</text:span><text:span text:style-name="T1">” agrupa informações sobre o Parlamentar em abas de um formulário, como: d</text:span><text:span text:style-name="T2">ados básicos, mandatos, filiações partidárias e dependentes. </text:span><text:span text:style-name="T3">Isso compõe 5 abas e, e</text:span><text:span text:style-name="T1">m cada uma, são apresentados os dados pertinentes a cada grupo. Para as atualizações, o sistema ativa botões de </text:span><text:span text:style-name="T4">Salvar</text:span><text:span text:style-name="T1"> ou </text:span><text:span text:style-name="T4">Excluir</text:span><text:span text:style-name="T1"> que devem ser acionados pelo usuário conforme o caso. Se o usuário estiver no meio de um processo de atualização e tentar sair do mesmo sem efetivar a atualização, clicando em outro item da aba do formulário, o sistema irá ignorar as alterações eventualmente informadas. A operação de atualização que estava em andamento somente se concretiza acionando um desses botões (Salvar ou Excluir). Uma vez acionado um desses botões, o sistema, em diversos casos, solicita ao usuário para confirmar a operação acionando o botão </text:span><text:span text:style-name="T4">OK</text:span><text:span text:style-name="T1"> ou o botão </text:span><text:span text:style-name="T4">Cancelar</text:span><text:span text:style-name="T5"> para desistência daquela ação de atualização</text:span><text:span text:style-name="T1">. Somente após a confirmação, a operação de atualização será efetiv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57:11.247069231</meta:creation-date>
    <dc:date>2017-04-07T11:57:24.852707144</dc:date>
    <meta:editing-duration>PT13S</meta:editing-duration>
    <meta:editing-cycles>1</meta:editing-cycles>
    <meta:document-statistic meta:table-count="0" meta:image-count="0" meta:object-count="0" meta:page-count="1" meta:paragraph-count="4" meta:word-count="256" meta:character-count="1605" meta:non-whitespace-character-count="1352"/>
    <meta:generator>LibreOffice/5.1.6.2$Linux_X86_64 LibreOffice_project/10m0$Build-2</meta:generator>
  </office:meta>
</office:document-meta>
</file>